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3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5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6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Mono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4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5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2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3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0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80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7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8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9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0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1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1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2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4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5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3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5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7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6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7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9">
      <style:text-properties fo:font-variant="normal" fo:text-transform="none" fo:color="#ce181e" style:text-line-through-type="single" style:text-line-through-style="solid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6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61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7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48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12" style:font-family-generic="roma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0">
      <style:text-properties fo:font-variant="normal" fo:text-transform="none" fo:color="#669966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8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2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5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13" draw:master-page-name="Master1-Layout7-blank-Blank" presentation:presentation-page-layout-name="Master1-PPL7" draw:id="Slide-256">
        <draw:frame draw:id="id160" presentation:style-name="a1216" draw:name="Title 1" svg:x="0.57913in" svg:y="3.09094in" svg:width="9.92087in" svg:height="2.05079in" presentation:class="title" presentation:placeholder="false">
          <draw:text-box>
            <text:p text:style-name="a1215" text:class-names="" text:cond-style-name=""><text:span text:style-name="a1214" text:class-names="">P1041R1:<text:line-break/>Make char16_t/char32_t string literals be UTF-16/32</text:span></text:p>
          </draw:text-box>
          <svg:title/>
          <svg:desc/>
        </draw:frame>
        <presentation:notes draw:style-name="a1222">
          <draw:frame draw:id="id161" draw:style-name="a1219" draw:name="Slide Number Placeholder 6" svg:x="4.67953in" svg:y="11.10827in" svg:width="3.5878in" svg:height="0.58425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2" presentation:style-name="a1220" draw:name="Slide Image Placeholder 1">
            <svg:title/>
            <svg:desc/>
          </draw:page-thumbnail>
          <draw:frame draw:id="id163" presentation:style-name="a12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23" draw:master-page-name="Master1-Layout7-blank-Blank" presentation:presentation-page-layout-name="Master1-PPL7" draw:id="Slide-257">
        <draw:frame draw:id="id164" presentation:style-name="a1252" draw:name="Text Placeholder 1" svg:x="0.55118in" svg:y="1.6in" svg:width="9.92087in" svg:height="5.9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24" text:class-names="">§</text:span><text:span text:style-name="a1225" text:class-names=""><text:s text:c="1"/>[lex.ccon]p3:<text:line-break/></text:span><text:span text:style-name="a1226" text:class-names="">A character literal that begins with<text:s text:c="1"/></text:span><text:span text:style-name="a1227" text:class-names="">u8</text:span><text:span text:style-name="a1228" text:class-names="">, such as<text:s text:c="1"/></text:span><text:span text:style-name="a1229" text:class-names="">u8'w'</text:span><text:span text:style-name="a1230" text:class-names="">, is a character literal of type<text:s text:c="1"/></text:span><text:span text:style-name="a1231" text:class-names="">char</text:span><text:span text:style-name="a1232" text:class-names="">, known as a<text:s text:c="1"/></text:span><text:span text:style-name="a1233" text:class-names="">UTF-8</text:span><text:span text:style-name="a1234" text:class-names=""><text:s text:c="1"/>character literal</text:span><text:span text:style-name="a1235" text:class-names="">. <text:s text:c="1"/>The value of a<text:s text:c="1"/></text:span><text:span text:style-name="a1236" text:class-names="">UTF-8</text:span><text:span text:style-name="a1237" text:class-names=""><text:s text:c="1"/>character literal</text:span><text:span text:style-name="a1238" text:class-names=""><text:s text:c="1"/>is equal to its<text:s text:c="1"/></text:span><text:span text:style-name="a1239" text:class-names="">ISO/IEC 10646</text:span><text:span text:style-name="a1240" text:class-names=""><text:s text:c="1"/>code point value, provided that the code point value is representable with a single<text:s text:c="1"/></text:span><text:span text:style-name="a1241" text:class-names="">UTF-8</text:span><text:span text:style-name="a1242" text:class-names=""><text:s text:c="1"/>code unit (that is, provided it is in the<text:s text:c="1"/></text:span><text:span text:style-name="a1243" text:class-names="">C0 Controls and Basic Latin Unicode block</text:span><text:span text:style-name="a1244" text:class-names="">). <text:s text:c="1"/>If the value is not representable with a single<text:s text:c="1"/></text:span><text:span text:style-name="a1245" text:class-names="">UTF-8</text:span><text:span text:style-name="a1246" text:class-names=""><text:s text:c="1"/>code unit, the program is ill-formed. A<text:s text:c="1"/></text:span><text:span text:style-name="a1247" text:class-names="">UTF-8</text:span><text:span text:style-name="a1248" text:class-names=""><text:s text:c="1"/>character literal</text:span><text:span text:style-name="a1249" text:class-names=""><text:s text:c="1"/>containing multiple c-chars is ill-formed.</text:span></text:p>
              </text:list-item>
            </text:list>
          </draw:text-box>
          <svg:title/>
          <svg:desc/>
        </draw:frame>
        <draw:frame draw:id="id165" draw:style-name="a1255" draw:name="TextBox 2" svg:x="0.6in" svg:y="0.2in" svg:width="9.8in" svg:height="0.9in">
          <draw:text-box>
            <text:p text:style-name="a1254" text:class-names="" text:cond-style-name=""><text:span text:style-name="a1253" text:class-names="">Today...</text:span></text:p>
          </draw:text-box>
          <svg:title/>
          <svg:desc/>
        </draw:frame>
        <presentation:notes draw:style-name="a1261">
          <draw:frame draw:id="id166" draw:style-name="a1258" draw:name="Slide Number Placeholder 6" svg:x="4.67953in" svg:y="11.10827in" svg:width="3.5878in" svg:height="0.58425in">
            <draw:text-box>
              <text:p text:style-name="a1257" text:class-names="" text:cond-style-name=""><text:span text:style-name="a125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67" presentation:style-name="a1259" draw:name="Slide Image Placeholder 1">
            <svg:title/>
            <svg:desc/>
          </draw:page-thumbnail>
          <draw:frame draw:id="id168" presentation:style-name="a12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2" draw:master-page-name="Master1-Layout7-blank-Blank" presentation:presentation-page-layout-name="Master1-PPL7" draw:id="Slide-258">
        <draw:frame draw:id="id169" presentation:style-name="a1284" draw:name="Text Placeholder 1" svg:x="0.55118in" svg:y="1.6in" svg:width="9.92087in" svg:height="5.9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63" text:class-names="">§</text:span><text:span text:style-name="a1264" text:class-names=""><text:s text:c="1"/>[lex.ccon]p4:<text:line-break/></text:span><text:span text:style-name="a1265" text:class-names="">A character literal that begins with the letter<text:s text:c="1"/></text:span><text:span text:style-name="a1266" text:class-names="">u</text:span><text:span text:style-name="a1267" text:class-names="">, such as<text:s text:c="1"/></text:span><text:span text:style-name="a1268" text:class-names="">u'x'</text:span><text:span text:style-name="a1269" text:class-names="">, is a character literal of type<text:s text:c="1"/></text:span><text:span text:style-name="a1270" text:class-names="">char16_­t</text:span><text:span text:style-name="a1271" text:class-names="">. The value of a<text:s text:c="1"/></text:span><text:span text:style-name="a1272" text:class-names="">char16_­t</text:span><text:span text:style-name="a1273" text:class-names=""><text:s text:c="1"/>character literal</text:span><text:span text:style-name="a1274" text:class-names=""><text:s text:c="1"/>containing a single c-char is equal to its<text:s text:c="1"/></text:span><text:span text:style-name="a1275" text:class-names="">ISO/IEC 10646</text:span><text:span text:style-name="a1276" text:class-names=""><text:s text:c="1"/>code point value, provided that the code point value is representable with a single 16-bit code unit (that is, provided it is in the<text:s text:c="1"/></text:span><text:span text:style-name="a1277" text:class-names="">basic multi-lingual plane</text:span><text:span text:style-name="a1278" text:class-names="">). If the value is not representable with a single 16-bit code unit, the program is ill-formed. A<text:s text:c="1"/></text:span><text:span text:style-name="a1279" text:class-names="">char16_­t</text:span><text:span text:style-name="a1280" text:class-names=""><text:s text:c="1"/>character literal</text:span><text:span text:style-name="a1281" text:class-names=""><text:s text:c="1"/>containing multiple c-chars is ill-formed.</text:span></text:p>
              </text:list-item>
            </text:list>
          </draw:text-box>
          <svg:title/>
          <svg:desc/>
        </draw:frame>
        <draw:frame draw:id="id170" draw:style-name="a1287" draw:name="TextBox 2" svg:x="0.6in" svg:y="0.2in" svg:width="9.8in" svg:height="0.9in">
          <draw:text-box>
            <text:p text:style-name="a1286" text:class-names="" text:cond-style-name=""><text:span text:style-name="a1285" text:class-names="">Today...</text:span></text:p>
          </draw:text-box>
          <svg:title/>
          <svg:desc/>
        </draw:frame>
        <presentation:notes draw:style-name="a1293">
          <draw:frame draw:id="id171" draw:style-name="a1290" draw:name="Slide Number Placeholder 6" svg:x="4.67953in" svg:y="11.10827in" svg:width="3.5878in" svg:height="0.58425in">
            <draw:text-box>
              <text:p text:style-name="a1289" text:class-names="" text:cond-style-name=""><text:span text:style-name="a128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2" presentation:style-name="a1291" draw:name="Slide Image Placeholder 1">
            <svg:title/>
            <svg:desc/>
          </draw:page-thumbnail>
          <draw:frame draw:id="id173" presentation:style-name="a12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94" draw:master-page-name="Master1-Layout7-blank-Blank" presentation:presentation-page-layout-name="Master1-PPL7" draw:id="Slide-259">
        <draw:frame draw:id="id174" presentation:style-name="a1314" draw:name="Text Placeholder 1" svg:x="0.55118in" svg:y="1.6in" svg:width="9.92087in" svg:height="5.9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295" text:class-names="">§</text:span><text:span text:style-name="a1296" text:class-names=""><text:s text:c="1"/>[lex.ccon]p5:<text:line-break/></text:span><text:span text:style-name="a1297" text:class-names="">A character literal that begins with the letter<text:s text:c="1"/></text:span><text:span text:style-name="a1298" text:class-names="">U</text:span><text:span text:style-name="a1299" text:class-names="">, such as<text:s text:c="1"/></text:span><text:span text:style-name="a1300" text:class-names="">U'y'</text:span><text:span text:style-name="a1301" text:class-names="">, is a character literal of type<text:s text:c="1"/></text:span><text:span text:style-name="a1302" text:class-names="">char32_­t</text:span><text:span text:style-name="a1303" text:class-names="">. The value of a<text:s text:c="1"/></text:span><text:span text:style-name="a1304" text:class-names="">char32_­t</text:span><text:span text:style-name="a1305" text:class-names=""><text:s text:c="1"/>character literal</text:span><text:span text:style-name="a1306" text:class-names=""><text:s text:c="1"/>containing a single c-char is equal to its<text:s text:c="1"/></text:span><text:span text:style-name="a1307" text:class-names="">ISO/IEC 10646</text:span><text:span text:style-name="a1308" text:class-names=""><text:s text:c="1"/>code point value. A<text:s text:c="1"/></text:span><text:span text:style-name="a1309" text:class-names="">char32_­t</text:span><text:span text:style-name="a1310" text:class-names=""><text:s text:c="1"/>character literal</text:span><text:span text:style-name="a1311" text:class-names=""><text:s text:c="1"/>containing multiple c-chars is ill-formed.</text:span></text:p>
              </text:list-item>
            </text:list>
          </draw:text-box>
          <svg:title/>
          <svg:desc/>
        </draw:frame>
        <draw:frame draw:id="id175" draw:style-name="a1317" draw:name="TextBox 2" svg:x="0.6in" svg:y="0.2in" svg:width="9.8in" svg:height="0.9in">
          <draw:text-box>
            <text:p text:style-name="a1316" text:class-names="" text:cond-style-name=""><text:span text:style-name="a1315" text:class-names="">Today...</text:span></text:p>
          </draw:text-box>
          <svg:title/>
          <svg:desc/>
        </draw:frame>
        <presentation:notes draw:style-name="a1323">
          <draw:frame draw:id="id176" draw:style-name="a1320" draw:name="Slide Number Placeholder 6" svg:x="4.67953in" svg:y="11.10827in" svg:width="3.5878in" svg:height="0.58425in">
            <draw:text-box>
              <text:p text:style-name="a1319" text:class-names="" text:cond-style-name=""><text:span text:style-name="a131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77" presentation:style-name="a1321" draw:name="Slide Image Placeholder 1">
            <svg:title/>
            <svg:desc/>
          </draw:page-thumbnail>
          <draw:frame draw:id="id178" presentation:style-name="a13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24" draw:master-page-name="Master1-Layout7-blank-Blank" presentation:presentation-page-layout-name="Master1-PPL7" draw:id="Slide-260">
        <draw:frame draw:id="id179" presentation:style-name="a1371" draw:name="Text Placeholder 1" svg:x="0.55118in" svg:y="1.3in" svg:width="9.92087in" svg:height="6.7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25" text:class-names="">§</text:span><text:span text:style-name="a1326" text:class-names=""><text:s text:c="1"/>[lex.string]p7:</text:span><text:span text:style-name="a1327" text:class-names=""><text:line-break/>A string-literal that begins with<text:s text:c="1"/></text:span><text:span text:style-name="a1328" text:class-names="">u8</text:span><text:span text:style-name="a1329" text:class-names="">, such as<text:s text:c="1"/></text:span><text:span text:style-name="a1330" text:class-names="">u8"asdf"</text:span><text:span text:style-name="a1331" text:class-names="">, is a<text:s text:c="1"/></text:span><text:span text:style-name="a1332" text:class-names="">UTF-8</text:span><text:span text:style-name="a1333" text:class-names=""><text:s text:c="1"/>string literal</text:span><text:span text:style-name="a1334" text:class-names="">.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--------------------------------------------------------------------------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40" text:class-names="">§</text:span><text:span text:style-name="a1341" text:class-names=""><text:s text:c="1"/>[lex.string]p10:</text:span><text:span text:style-name="a1342" text:class-names=""><text:line-break/>A string-literal that begins with<text:s text:c="1"/></text:span><text:span text:style-name="a1343" text:class-names="">u</text:span><text:span text:style-name="a1344" text:class-names="">, such as<text:s text:c="1"/></text:span><text:span text:style-name="a1345" text:class-names="">u"asdf"</text:span><text:span text:style-name="a1346" text:class-names="">, is a<text:s text:c="1"/></text:span><text:span text:style-name="a1347" text:class-names="">char16_­t</text:span><text:span text:style-name="a1348" text:class-names=""><text:s text:c="1"/>string literal</text:span><text:span text:style-name="a1349" text:class-names="">. … A single c-char may produce more than one<text:s text:c="1"/></text:span><text:span text:style-name="a1350" text:class-names="">char16_­t</text:span><text:span text:style-name="a1351" text:class-names=""><text:s text:c="1"/>character in the form of<text:s text:c="1"/></text:span><text:span text:style-name="a1352" text:class-names="">surrogate pairs</text:span><text:span text:style-name="a1353" text:class-names="">.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--------------------------------------------------------------------------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59" text:class-names="">§</text:span><text:span text:style-name="a1360" text:class-names=""><text:s text:c="1"/>[lex.string]p11:</text:span><text:span text:style-name="a1361" text:class-names=""><text:line-break/>A string-literal that begins with<text:s text:c="1"/></text:span><text:span text:style-name="a1362" text:class-names="">U</text:span><text:span text:style-name="a1363" text:class-names="">, such as<text:s text:c="1"/></text:span><text:span text:style-name="a1364" text:class-names="">U"asdf"</text:span><text:span text:style-name="a1365" text:class-names="">, is a<text:s text:c="1"/></text:span><text:span text:style-name="a1366" text:class-names="">char32_­t</text:span><text:span text:style-name="a1367" text:class-names=""><text:s text:c="1"/>string literal</text:span><text:span text:style-name="a1368" text:class-names="">.</text:span></text:p>
              </text:list-item>
            </text:list>
          </draw:text-box>
          <svg:title/>
          <svg:desc/>
        </draw:frame>
        <draw:frame draw:id="id180" draw:style-name="a1374" draw:name="TextBox 2" svg:x="0.6in" svg:y="0.2in" svg:width="9.8in" svg:height="0.9in">
          <draw:text-box>
            <text:p text:style-name="a1373" text:class-names="" text:cond-style-name=""><text:span text:style-name="a1372" text:class-names="">Today...</text:span></text:p>
          </draw:text-box>
          <svg:title/>
          <svg:desc/>
        </draw:frame>
        <presentation:notes draw:style-name="a1380">
          <draw:frame draw:id="id181" draw:style-name="a1377" draw:name="Slide Number Placeholder 6" svg:x="4.67953in" svg:y="11.10827in" svg:width="3.5878in" svg:height="0.58425in">
            <draw:text-box>
              <text:p text:style-name="a1376" text:class-names="" text:cond-style-name=""><text:span text:style-name="a137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82" presentation:style-name="a1378" draw:name="Slide Image Placeholder 1">
            <svg:title/>
            <svg:desc/>
          </draw:page-thumbnail>
          <draw:frame draw:id="id183" presentation:style-name="a13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81" draw:master-page-name="Master1-Layout7-blank-Blank" presentation:presentation-page-layout-name="Master1-PPL7" draw:id="Slide-261">
        <draw:frame draw:id="id184" presentation:style-name="a1408" draw:name="Text Placeholder 1" svg:x="0.55118in" svg:y="1.3in" svg:width="9.92087in" svg:height="6.7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2" text:class-names="">§</text:span><text:span text:style-name="a1383" text:class-names=""><text:s text:c="1"/>6.10.8.2 Environment macros: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86" text:class-names="">__STDC_ISO_10646__</text:span><text:span text:style-name="a1387" text:class-names="">:<text:line-break/>An integer constant of the form<text:s text:c="1"/></text:span><text:span text:style-name="a1388" text:class-names="">yyyymmL …<text:s text:c="1"/></text:span><text:span text:style-name="a1389" text:class-names="">(</text:span><text:span text:style-name="a1390" text:class-names="">if wchar_t literals are UCS-2 or UTF-32)</text:span><text:span text:style-name="a1391" text:class-names="">.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__STDC_UTF_16__</text:span><text:span text:style-name="a1398" text:class-names="">:<text:line-break/>The integer constant 1, intended to indicate that values of type char16_t are UTF–16 encoded. If some other encoding is used, the macro shall not be defined and the actual encoding used is implementation-defined.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  <text:list text:style-name="a1407">
              <text:list-item>
                <text:p text:style-name="a1406" text:class-names="" text:cond-style-name=""><text:span text:style-name="a1404" text:class-names="">__STDC_UTF_32__</text:span><text:span text:style-name="a1405" text:class-names="">:<text:line-break/>The integer constant 1, intended to indicate that values of type char32_t are UTF–32 encoded. If some other encoding is used, the macro shall not be defined and the actual encoding used is implementation-defined.</text:span></text:p>
              </text:list-item>
            </text:list>
          </draw:text-box>
          <svg:title/>
          <svg:desc/>
        </draw:frame>
        <draw:frame draw:id="id185" draw:style-name="a1411" draw:name="TextBox 2" svg:x="0.6in" svg:y="0.2in" svg:width="9.8in" svg:height="0.9in">
          <draw:text-box>
            <text:p text:style-name="a1410" text:class-names="" text:cond-style-name=""><text:span text:style-name="a1409" text:class-names="">Meanwhile, over in WG14...</text:span></text:p>
          </draw:text-box>
          <svg:title/>
          <svg:desc/>
        </draw:frame>
        <presentation:notes draw:style-name="a1417">
          <draw:frame draw:id="id186" draw:style-name="a1414" draw:name="Slide Number Placeholder 6" svg:x="4.67953in" svg:y="11.10827in" svg:width="3.5878in" svg:height="0.58425in">
            <draw:text-box>
              <text:p text:style-name="a1413" text:class-names="" text:cond-style-name=""><text:span text:style-name="a141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87" presentation:style-name="a1415" draw:name="Slide Image Placeholder 1">
            <svg:title/>
            <svg:desc/>
          </draw:page-thumbnail>
          <draw:frame draw:id="id188" presentation:style-name="a14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18" draw:master-page-name="Master1-Layout7-blank-Blank" presentation:presentation-page-layout-name="Master1-PPL7" draw:id="Slide-262">
        <draw:frame draw:id="id189" presentation:style-name="a1441" draw:name="Text Placeholder 1" svg:x="0.55118in" svg:y="1.3in" svg:width="9.92087in" svg:height="6.7in" presentation:class="outline" presentation:placeholder="false">
          <draw:text-box>
            <text:list text:style-name="a1422">
              <text:list-item>
                <text:p text:style-name="a1421" text:class-names="" text:cond-style-name=""><text:span text:style-name="a1419" text:class-names="">§</text:span><text:span text:style-name="a1420" text:class-names=""><text:s text:c="1"/>[cpp.predefined]p2: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3" text:class-names="">__STDC_ISO_10646__</text:span><text:span text:style-name="a1424" text:class-names="">:<text:line-break/>An integer literal of the form<text:s text:c="1"/></text:span><text:span text:style-name="a1425" text:class-names="">yyyymmL …<text:s text:c="1"/></text:span><text:span text:style-name="a1426" text:class-names="">(</text:span><text:span text:style-name="a1427" text:class-names="">if wchar_t literals are UCS-2 or UTF-32)</text:span><text:span text:style-name="a1428" text:class-names="">.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4" text:class-names="">No mention of<text:s text:c="1"/></text:span><text:span text:style-name="a1435" text:class-names="">__STDC_UTF_16__</text:span><text:span text:style-name="a1436" text:class-names=""><text:s text:c="1"/>or<text:s text:c="1"/></text:span><text:span text:style-name="a1437" text:class-names="">__STDC_UTF_16__</text:span><text:span text:style-name="a1438" text:class-names="">...</text:span></text:p>
              </text:list-item>
            </text:list>
          </draw:text-box>
          <svg:title/>
          <svg:desc/>
        </draw:frame>
        <draw:frame draw:id="id190" draw:style-name="a1444" draw:name="TextBox 2" svg:x="0.6in" svg:y="0.2in" svg:width="9.8in" svg:height="0.9in">
          <draw:text-box>
            <text:p text:style-name="a1443" text:class-names="" text:cond-style-name=""><text:span text:style-name="a1442" text:class-names="">Back in WG21...</text:span></text:p>
          </draw:text-box>
          <svg:title/>
          <svg:desc/>
        </draw:frame>
        <presentation:notes draw:style-name="a1450">
          <draw:frame draw:id="id191" draw:style-name="a1447" draw:name="Slide Number Placeholder 6" svg:x="4.67953in" svg:y="11.10827in" svg:width="3.5878in" svg:height="0.58425in">
            <draw:text-box>
              <text:p text:style-name="a1446" text:class-names="" text:cond-style-name=""><text:span text:style-name="a144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92" presentation:style-name="a1448" draw:name="Slide Image Placeholder 1">
            <svg:title/>
            <svg:desc/>
          </draw:page-thumbnail>
          <draw:frame draw:id="id193" presentation:style-name="a14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51" draw:master-page-name="Master1-Layout7-blank-Blank" presentation:presentation-page-layout-name="Master1-PPL7" draw:id="Slide-263">
        <draw:frame draw:id="id194" presentation:style-name="a1470" draw:name="Text Placeholder 1" svg:x="0.55118in" svg:y="1.6in" svg:width="9.92087in" svg:height="5.9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52" text:class-names="">§</text:span><text:span text:style-name="a1453" text:class-names=""><text:s text:c="1"/>[lex.ccon]p4:<text:line-break/></text:span><text:span text:style-name="a1454" text:class-names="">A character literal that begins with the letter<text:s text:c="1"/></text:span><text:span text:style-name="a1455" text:class-names="">u</text:span><text:span text:style-name="a1456" text:class-names="">, such as<text:s text:c="1"/></text:span><text:span text:style-name="a1457" text:class-names="">u'x'</text:span><text:span text:style-name="a1458" text:class-names="">, is a character literal of type<text:s text:c="1"/></text:span><text:span text:style-name="a1459" text:class-names="">char16_­t</text:span><text:span text:style-name="a1460" text:class-names="">, known as a UTF-16 character literal</text:span><text:span text:style-name="a1461" text:class-names="">. The value of a<text:s text:c="1"/></text:span><text:span text:style-name="a1462" text:class-names="">char16_­t</text:span><text:span text:style-name="a1463" text:class-names="">UTF-16</text:span><text:span text:style-name="a1464" text:class-names=""><text:s text:c="1"/>character literal containing a single c-char is equal to its ISO/IEC 10646 code point value, provided that the code point value is representable with a single 16-bit code unit (that is, provided it is in the basic multi-lingual plane). If the value is not representable with a single 16-bit code unit, the program is ill-formed. A<text:s text:c="1"/></text:span><text:span text:style-name="a1465" text:class-names="">char16_­t</text:span><text:span text:style-name="a1466" text:class-names="">UTF-16</text:span><text:span text:style-name="a1467" text:class-names=""><text:s text:c="1"/>character literal containing multiple c-chars is ill-formed.</text:span></text:p>
              </text:list-item>
            </text:list>
          </draw:text-box>
          <svg:title/>
          <svg:desc/>
        </draw:frame>
        <draw:frame draw:id="id195" draw:style-name="a1473" draw:name="TextBox 2" svg:x="0.6in" svg:y="0.2in" svg:width="9.8in" svg:height="0.9in">
          <draw:text-box>
            <text:p text:style-name="a1472" text:class-names="" text:cond-style-name=""><text:span text:style-name="a1471" text:class-names="">Proposed...</text:span></text:p>
          </draw:text-box>
          <svg:title/>
          <svg:desc/>
        </draw:frame>
        <presentation:notes draw:style-name="a1479">
          <draw:frame draw:id="id196" draw:style-name="a1476" draw:name="Slide Number Placeholder 6" svg:x="4.67953in" svg:y="11.10827in" svg:width="3.5878in" svg:height="0.58425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97" presentation:style-name="a1477" draw:name="Slide Image Placeholder 1">
            <svg:title/>
            <svg:desc/>
          </draw:page-thumbnail>
          <draw:frame draw:id="id198" presentation:style-name="a14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80" draw:master-page-name="Master1-Layout7-blank-Blank" presentation:presentation-page-layout-name="Master1-PPL7" draw:id="Slide-264">
        <draw:frame draw:id="id199" presentation:style-name="a1499" draw:name="Text Placeholder 1" svg:x="0.55118in" svg:y="1.6in" svg:width="9.92087in" svg:height="5.9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81" text:class-names="">§</text:span><text:span text:style-name="a1482" text:class-names=""><text:s text:c="1"/>[lex.ccon]p5:<text:line-break/></text:span><text:span text:style-name="a1483" text:class-names="">A character literal that begins with the letter<text:s text:c="1"/></text:span><text:span text:style-name="a1484" text:class-names="">U</text:span><text:span text:style-name="a1485" text:class-names="">, such as<text:s text:c="1"/></text:span><text:span text:style-name="a1486" text:class-names="">U'x'</text:span><text:span text:style-name="a1487" text:class-names="">, is a character literal of type<text:s text:c="1"/></text:span><text:span text:style-name="a1488" text:class-names="">char32_­t</text:span><text:span text:style-name="a1489" text:class-names="">, known as a UTF-32 character literal</text:span><text:span text:style-name="a1490" text:class-names="">. The value of a<text:s text:c="1"/></text:span><text:span text:style-name="a1491" text:class-names="">char32_­t</text:span><text:span text:style-name="a1492" text:class-names="">UTF-32</text:span><text:span text:style-name="a1493" text:class-names=""><text:s text:c="1"/>character literal containing a single c-char is equal to its ISO/IEC 10646 code point value. A<text:s text:c="1"/></text:span><text:span text:style-name="a1494" text:class-names="">char32_­t</text:span><text:span text:style-name="a1495" text:class-names="">UTF-32</text:span><text:span text:style-name="a1496" text:class-names=""><text:s text:c="1"/>character literal containing multiple c-chars is ill-formed.</text:span></text:p>
              </text:list-item>
            </text:list>
          </draw:text-box>
          <svg:title/>
          <svg:desc/>
        </draw:frame>
        <draw:frame draw:id="id200" draw:style-name="a1502" draw:name="TextBox 2" svg:x="0.6in" svg:y="0.2in" svg:width="9.8in" svg:height="0.9in">
          <draw:text-box>
            <text:p text:style-name="a1501" text:class-names="" text:cond-style-name=""><text:span text:style-name="a1500" text:class-names="">Proposed...</text:span></text:p>
          </draw:text-box>
          <svg:title/>
          <svg:desc/>
        </draw:frame>
        <presentation:notes draw:style-name="a1508">
          <draw:frame draw:id="id201" draw:style-name="a1505" draw:name="Slide Number Placeholder 6" svg:x="4.67953in" svg:y="11.10827in" svg:width="3.5878in" svg:height="0.58425in">
            <draw:text-box>
              <text:p text:style-name="a1504" text:class-names="" text:cond-style-name=""><text:span text:style-name="a150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2" presentation:style-name="a1506" draw:name="Slide Image Placeholder 1">
            <svg:title/>
            <svg:desc/>
          </draw:page-thumbnail>
          <draw:frame draw:id="id203" presentation:style-name="a15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09" draw:master-page-name="Master1-Layout7-blank-Blank" presentation:presentation-page-layout-name="Master1-PPL7" draw:id="Slide-265">
        <draw:frame draw:id="id204" presentation:style-name="a1538" draw:name="Text Placeholder 1" svg:x="0.55118in" svg:y="1.6in" svg:width="9.92087in" svg:height="5.9in" presentation:class="outline" presentation:placeholder="false">
          <draw:text-box>
            <text:list text:style-name="a1532">
              <text:list-item>
                <text:p text:style-name="a1531" text:class-names="" text:cond-style-name=""><text:span text:style-name="a1510" text:class-names="">§</text:span><text:span text:style-name="a1511" text:class-names=""><text:s text:c="1"/>[lex.string]p10:<text:line-break/></text:span><text:span text:style-name="a1512" text:class-names="">A string-literal that begins with<text:s text:c="1"/></text:span><text:span text:style-name="a1513" text:class-names="">u</text:span><text:span text:style-name="a1514" text:class-names="">, such as<text:s text:c="1"/></text:span><text:span text:style-name="a1515" text:class-names="">u"asdf"</text:span><text:span text:style-name="a1516" text:class-names="">, is a<text:s text:c="1"/></text:span><text:span text:style-name="a1517" text:class-names="">char16_­t</text:span><text:span text:style-name="a1518" text:class-names="">UTF-16</text:span><text:span text:style-name="a1519" text:class-names=""><text:s text:c="1"/>string literal. A<text:s text:c="1"/></text:span><text:span text:style-name="a1520" text:class-names="">char16_t</text:span><text:span text:style-name="a1521" text:class-names="">UTF-16</text:span><text:span text:style-name="a1522" text:class-names=""><text:s text:c="1"/>string literal has type “array of<text:s text:c="1"/></text:span><text:span text:style-name="a1523" text:class-names="">n</text:span><text:span text:style-name="a1524" text:class-names=""><text:s text:c="1"/></text:span><text:span text:style-name="a1525" text:class-names="">const char16_t</text:span><text:span text:style-name="a1526" text:class-names="">”, where<text:s text:c="1"/></text:span><text:span text:style-name="a1527" text:class-names="">n</text:span><text:span text:style-name="a1528" text:class-names=""><text:s text:c="1"/>is the size of the string as defined below; it is initialized with the given characters. A single c-char may produce more than one<text:s text:c="1"/></text:span><text:span text:style-name="a1529" text:class-names="">char16_­t</text:span><text:span text:style-name="a1530" text:class-names=""><text:s text:c="1"/>character in the form of surrogate pairs.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3" text:class-names="">§</text:span><text:span text:style-name="a1534" text:class-names=""><text:s text:c="1"/>[lex.string]p10+1:<text:line-break/></text:span><text:span text:style-name="a1535" text:class-names="">For a UTF-16 string literal, each successive element of the object representation has the value of the corresponding code unit of the UTF-16 encoding of the string.</text:span></text:p>
              </text:list-item>
            </text:list>
          </draw:text-box>
          <svg:title/>
          <svg:desc/>
        </draw:frame>
        <draw:frame draw:id="id205" draw:style-name="a1541" draw:name="TextBox 2" svg:x="0.6in" svg:y="0.2in" svg:width="9.8in" svg:height="0.9in">
          <draw:text-box>
            <text:p text:style-name="a1540" text:class-names="" text:cond-style-name=""><text:span text:style-name="a1539" text:class-names="">Proposed...</text:span></text:p>
          </draw:text-box>
          <svg:title/>
          <svg:desc/>
        </draw:frame>
        <presentation:notes draw:style-name="a1547">
          <draw:frame draw:id="id206" draw:style-name="a1544" draw:name="Slide Number Placeholder 6" svg:x="4.67953in" svg:y="11.10827in" svg:width="3.5878in" svg:height="0.58425in">
            <draw:text-box>
              <text:p text:style-name="a1543" text:class-names="" text:cond-style-name=""><text:span text:style-name="a154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07" presentation:style-name="a1545" draw:name="Slide Image Placeholder 1">
            <svg:title/>
            <svg:desc/>
          </draw:page-thumbnail>
          <draw:frame draw:id="id208" presentation:style-name="a15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48" draw:master-page-name="Master1-Layout7-blank-Blank" presentation:presentation-page-layout-name="Master1-PPL7" draw:id="Slide-266">
        <draw:frame draw:id="id209" presentation:style-name="a1575" draw:name="Text Placeholder 1" svg:x="0.55118in" svg:y="1.6in" svg:width="9.92087in" svg:height="5.9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49" text:class-names="">§</text:span><text:span text:style-name="a1550" text:class-names=""><text:s text:c="1"/>[lex.string]p11:<text:line-break/></text:span><text:span text:style-name="a1551" text:class-names="">A string-literal that begins with<text:s text:c="1"/></text:span><text:span text:style-name="a1552" text:class-names="">U</text:span><text:span text:style-name="a1553" text:class-names="">, such as<text:s text:c="1"/></text:span><text:span text:style-name="a1554" text:class-names="">U"asdf"</text:span><text:span text:style-name="a1555" text:class-names="">, is a<text:s text:c="1"/></text:span><text:span text:style-name="a1556" text:class-names="">char32_­t</text:span><text:span text:style-name="a1557" text:class-names="">UTF-32</text:span><text:span text:style-name="a1558" text:class-names=""><text:s text:c="1"/>string literal. A<text:s text:c="1"/></text:span><text:span text:style-name="a1559" text:class-names="">char32_t</text:span><text:span text:style-name="a1560" text:class-names="">UTF-32</text:span><text:span text:style-name="a1561" text:class-names=""><text:s text:c="1"/>string literal has type “array of<text:s text:c="1"/></text:span><text:span text:style-name="a1562" text:class-names="">n</text:span><text:span text:style-name="a1563" text:class-names=""><text:s text:c="1"/></text:span><text:span text:style-name="a1564" text:class-names="">const char32_t</text:span><text:span text:style-name="a1565" text:class-names="">”, where<text:s text:c="1"/></text:span><text:span text:style-name="a1566" text:class-names="">n</text:span><text:span text:style-name="a1567" text:class-names=""><text:s text:c="1"/>is the size of the string as defined below; it is initialized with the given characters.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0" text:class-names="">§</text:span><text:span text:style-name="a1571" text:class-names=""><text:s text:c="1"/>[lex.string]p11+1:<text:line-break/></text:span><text:span text:style-name="a1572" text:class-names="">For a UTF-32 string literal, each successive element of the object representation has the value of the corresponding code unit of the UTF-32 encoding of the string.</text:span></text:p>
              </text:list-item>
            </text:list>
          </draw:text-box>
          <svg:title/>
          <svg:desc/>
        </draw:frame>
        <draw:frame draw:id="id210" draw:style-name="a1578" draw:name="TextBox 2" svg:x="0.6in" svg:y="0.2in" svg:width="9.8in" svg:height="0.9in">
          <draw:text-box>
            <text:p text:style-name="a1577" text:class-names="" text:cond-style-name=""><text:span text:style-name="a1576" text:class-names="">Proposed...</text:span></text:p>
          </draw:text-box>
          <svg:title/>
          <svg:desc/>
        </draw:frame>
        <presentation:notes draw:style-name="a1584">
          <draw:frame draw:id="id211" draw:style-name="a1581" draw:name="Slide Number Placeholder 6" svg:x="4.67953in" svg:y="11.10827in" svg:width="3.5878in" svg:height="0.58425in">
            <draw:text-box>
              <text:p text:style-name="a1580" text:class-names="" text:cond-style-name=""><text:span text:style-name="a157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12" presentation:style-name="a1582" draw:name="Slide Image Placeholder 1">
            <svg:title/>
            <svg:desc/>
          </draw:page-thumbnail>
          <draw:frame draw:id="id213" presentation:style-name="a15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585" draw:master-page-name="Master1-Layout7-blank-Blank" presentation:presentation-page-layout-name="Master1-PPL7" draw:id="Slide-267">
        <draw:frame draw:id="id214" presentation:style-name="a1614" draw:name="Text Placeholder 1" svg:x="0.55118in" svg:y="1.6in" svg:width="9.92087in" svg:height="5.9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<text:s text:c="1"/>Do we want to mandate use of UTF-16 and UTF-32?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89" text:class-names=""><text:s text:c="1"/>Do we want to require predefined macros?<text:line-break/></text:span><text:span text:style-name="a1590" text:class-names="">__STDC_UTF_16__=1<text:line-break/>__STDC_UTF_32__=1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/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Existing practice: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599" text:class-names="">Gcc and Clang define<text:s text:c="1"/></text:span><text:span text:style-name="a1600" text:class-names="">__STDC_UTF_16__=1</text:span><text:span text:style-name="a1601" text:class-names=""><text:s text:c="1"/>and<text:s text:c="1"/></text:span><text:span text:style-name="a1602" text:class-names="">__STDC_UTF_32__=1<text:s text:c="1"/></text:span><text:span text:style-name="a1603" text:class-names="">for both C and C++.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06" text:class-names="">Microsoft does not not define<text:s text:c="1"/></text:span><text:span text:style-name="a1607" text:class-names="">__STDC_UTF_16__</text:span><text:span text:style-name="a1608" text:class-names=""><text:s text:c="1"/>or<text:s text:c="1"/></text:span><text:span text:style-name="a1609" text:class-names="">__STDC_UTF_32__</text:span><text:span text:style-name="a1610" text:class-names=""><text:s text:c="1"/>for either C or C++.</text:span><text:span text:style-name="a1611" text:class-names=""><text:line-break/></text:span></text:p>
              </text:list-item>
            </text:list>
          </draw:text-box>
          <svg:title/>
          <svg:desc/>
        </draw:frame>
        <draw:frame draw:id="id215" draw:style-name="a1617" draw:name="TextBox 2" svg:x="0.6in" svg:y="0.2in" svg:width="9.8in" svg:height="0.9in">
          <draw:text-box>
            <text:p text:style-name="a1616" text:class-names="" text:cond-style-name=""><text:span text:style-name="a1615" text:class-names="">Questions...</text:span></text:p>
          </draw:text-box>
          <svg:title/>
          <svg:desc/>
        </draw:frame>
        <presentation:notes draw:style-name="a1623">
          <draw:frame draw:id="id216" draw:style-name="a1620" draw:name="Slide Number Placeholder 6" svg:x="4.67953in" svg:y="11.10827in" svg:width="3.5878in" svg:height="0.58425in">
            <draw:text-box>
              <text:p text:style-name="a1619" text:class-names="" text:cond-style-name=""><text:span text:style-name="a161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17" presentation:style-name="a1621" draw:name="Slide Image Placeholder 1">
            <svg:title/>
            <svg:desc/>
          </draw:page-thumbnail>
          <draw:frame draw:id="id218" presentation:style-name="a16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26" draw:style="linear" draw:angle="2700" draw:start-color="#dff2fc" draw:end-color="#009bdd" draw:start-intensity="100%" draw:end-intensity="100%"/>
    <draw:gradient draw:name="a758" draw:style="linear" draw:angle="2700" draw:start-color="#dff2fc" draw:end-color="#009bdd" draw:start-intensity="100%" draw:end-intensity="100%"/>
    <draw:gradient draw:name="a1093" draw:style="linear" draw:angle="2700" draw:start-color="#dff2fc" draw:end-color="#009bdd" draw:start-intensity="100%" draw:end-intensity="100%"/>
    <draw:gradient draw:name="a1042" draw:style="linear" draw:angle="2700" draw:start-color="#dff2fc" draw:end-color="#009bdd" draw:start-intensity="100%" draw:end-intensity="100%"/>
    <draw:gradient draw:name="a555" draw:style="linear" draw:angle="2700" draw:start-color="#dff2fc" draw:end-color="#009bdd" draw:start-intensity="100%" draw:end-intensity="100%"/>
    <draw:gradient draw:name="a1150" draw:style="linear" draw:angle="2700" draw:start-color="#dff2fc" draw:end-color="#009bdd" draw:start-intensity="100%" draw:end-intensity="100%"/>
    <draw:gradient draw:name="a1046" draw:style="linear" draw:angle="2700" draw:start-color="#dff2fc" draw:end-color="#009bdd" draw:start-intensity="100%" draw:end-intensity="100%"/>
    <draw:gradient draw:name="a559" draw:style="linear" draw:angle="2700" draw:start-color="#dff2fc" draw:end-color="#009bdd" draw:start-intensity="100%" draw:end-intensity="100%"/>
    <draw:gradient draw:name="a910" draw:style="linear" draw:angle="2700" draw:start-color="#dff2fc" draw:end-color="#009bdd" draw:start-intensity="100%" draw:end-intensity="100%"/>
    <draw:gradient draw:name="a610" draw:style="linear" draw:angle="2700" draw:start-color="#dff2fc" draw:end-color="#009bdd" draw:start-intensity="100%" draw:end-intensity="100%"/>
    <draw:gradient draw:name="a950" draw:style="linear" draw:angle="2700" draw:start-color="#dff2fc" draw:end-color="#009bdd" draw:start-intensity="100%" draw:end-intensity="100%"/>
    <draw:gradient draw:name="a1089" draw:style="linear" draw:angle="2700" draw:start-color="#dff2fc" draw:end-color="#009bdd" draw:start-intensity="100%" draw:end-intensity="100%"/>
    <draw:gradient draw:name="a614" draw:style="linear" draw:angle="2700" draw:start-color="#dff2fc" draw:end-color="#009bdd" draw:start-intensity="100%" draw:end-intensity="100%"/>
    <draw:gradient draw:name="a654" draw:style="linear" draw:angle="2700" draw:start-color="#dff2fc" draw:end-color="#009bdd" draw:start-intensity="100%" draw:end-intensity="100%"/>
    <draw:gradient draw:name="a830" draw:style="linear" draw:angle="2700" draw:start-color="#dff2fc" draw:end-color="#009bdd" draw:start-intensity="100%" draw:end-intensity="100%"/>
    <draw:gradient draw:name="a1146" draw:style="linear" draw:angle="2700" draw:start-color="#dff2fc" draw:end-color="#009bdd" draw:start-intensity="100%" draw:end-intensity="100%"/>
    <draw:gradient draw:name="a658" draw:style="linear" draw:angle="2700" draw:start-color="#dff2fc" draw:end-color="#009bdd" draw:start-intensity="100%" draw:end-intensity="100%"/>
    <draw:gradient draw:name="a710" draw:style="linear" draw:angle="2700" draw:start-color="#dff2fc" draw:end-color="#009bdd" draw:start-intensity="100%" draw:end-intensity="100%"/>
    <draw:gradient draw:name="a906" draw:style="linear" draw:angle="2700" draw:start-color="#dff2fc" draw:end-color="#009bdd" draw:start-intensity="100%" draw:end-intensity="100%"/>
    <draw:gradient draw:name="a982" draw:style="linear" draw:angle="2700" draw:start-color="#dff2fc" draw:end-color="#009bdd" draw:start-intensity="100%" draw:end-intensity="100%"/>
    <draw:gradient draw:name="a946" draw:style="linear" draw:angle="2700" draw:start-color="#dff2fc" draw:end-color="#009bdd" draw:start-intensity="100%" draw:end-intensity="100%"/>
    <draw:gradient draw:name="a714" draw:style="linear" draw:angle="2700" draw:start-color="#dff2fc" draw:end-color="#009bdd" draw:start-intensity="100%" draw:end-intensity="100%"/>
    <draw:gradient draw:name="a754" draw:style="linear" draw:angle="2700" draw:start-color="#dff2fc" draw:end-color="#009bdd" draw:start-intensity="100%" draw:end-intensity="100%"/>
    <draw:gradient draw:name="a986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middle" draw:textarea-horizontal-align="left" draw:fill="gradient" draw:fill-gradient-name="a614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gradient" draw:fill-gradient-name="a555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in" fo:padding-bottom="0in" fo:padding-left="0in" fo:padding-right="0in" draw:textarea-vertical-align="middle" draw:textarea-horizontal-align="left" draw:fill="gradient" draw:fill-gradient-name="a710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left" draw:fill="gradient" draw:fill-gradient-name="a714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in" fo:padding-bottom="0in" fo:padding-left="0in" fo:padding-right="0in" draw:textarea-vertical-align="middle" draw:textarea-horizontal-align="left" draw:fill="gradient" draw:fill-gradient-name="a559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in" fo:padding-bottom="0in" fo:padding-left="0in" fo:padding-right="0in" draw:textarea-vertical-align="middle" draw:textarea-horizontal-align="left" draw:fill="gradient" draw:fill-gradient-name="a654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59">
      <style:graphic-properties fo:wrap-option="wrap" fo:padding-top="0in" fo:padding-bottom="0in" fo:padding-left="0in" fo:padding-right="0in" draw:textarea-vertical-align="middle" draw:textarea-horizontal-align="left" draw:fill="gradient" draw:fill-gradient-name="a658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gradient" draw:fill-gradient-name="a826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middle" draw:textarea-horizontal-align="left" draw:fill="gradient" draw:fill-gradient-name="a906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gradient" draw:fill-gradient-name="a830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middle" draw:textarea-horizontal-align="left" draw:fill="gradient" draw:fill-gradient-name="a758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gradient" draw:fill-gradient-name="a910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draw:fill="none" draw:stroke="non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gradient" draw:fill-gradient-name="a946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middle" draw:textarea-horizontal-align="left" draw:fill="gradient" draw:fill-gradient-name="a1042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in" fo:padding-bottom="0in" fo:padding-left="0in" fo:padding-right="0in" draw:textarea-vertical-align="middle" draw:textarea-horizontal-align="left" draw:fill="gradient" draw:fill-gradient-name="a1046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none" draw:stroke="non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in" fo:padding-bottom="0in" fo:padding-left="0in" fo:padding-right="0in" draw:textarea-vertical-align="middle" draw:textarea-horizontal-align="left" draw:fill="gradient" draw:fill-gradient-name="a950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draw:fill="none" draw:stroke="none"/>
    </style:style>
    <style:style style:family="presentation" style:name="a962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draw:fill="none" draw:stroke="non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in" fo:padding-bottom="0in" fo:padding-left="0in" fo:padding-right="0in" draw:textarea-vertical-align="middle" draw:textarea-horizontal-align="left" draw:fill="gradient" draw:fill-gradient-name="a1146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1">
      <style:graphic-properties fo:wrap-option="wrap" fo:padding-top="0in" fo:padding-bottom="0in" fo:padding-left="0in" fo:padding-right="0in" draw:textarea-vertical-align="middle" draw:textarea-horizontal-align="left" draw:fill="gradient" draw:fill-gradient-name="a1150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middle" draw:textarea-horizontal-align="left" draw:fill="gradient" draw:fill-gradient-name="a982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gradient" draw:fill-gradient-name="a986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in" fo:padding-bottom="0in" fo:padding-left="0in" fo:padding-right="0in" draw:textarea-vertical-align="middle" draw:textarea-horizontal-align="left" draw:fill="gradient" draw:fill-gradient-name="a1089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in" fo:padding-bottom="0in" fo:padding-left="0in" fo:padding-right="0in" draw:textarea-vertical-align="middle" draw:textarea-horizontal-align="left" draw:fill="gradient" draw:fill-gradient-name="a1093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presentation:style-name="a3" draw:name="Title Placeholder 1" svg:x="0in" svg:y="2.56024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4.43583in" svg:width="9.92087in" svg:height="2.29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in" svg:y="2.56024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4.43583in" svg:width="9.92087in" svg:height="2.2937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in" svg:y="2.56024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4.43576in" svg:width="4.87674in" svg:height="2.293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4.43576in" svg:width="4.87847in" svg:height="2.293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in" svg:y="2.56024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in" svg:y="2.56024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4.43583in" svg:width="9.92087in" svg:height="2.2937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85417in" svg:y="2.56076in" svg:width="2.61806in" svg:height="4.1684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in" svg:y="2.56076in" svg:width="7.6875in" svg:height="4.1684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52">
      <draw:custom-shape svg:x="0in" svg:y="0in" svg:width="11.02008in" svg:height="1.02992in" draw:id="id69" draw:style-name="a556" draw:name="Freeform: Shape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70" draw:style-name="a560" draw:name="Freeform: Shape 2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1" presentation:style-name="a563" draw:name="Title Placeholder 3" svg:x="0.55118in" svg:y="0.32953in" svg:width="9.92087in" svg:height="0.69724in" presentation:class="titl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2" presentation:style-name="a580" draw:name="Text Placeholder 4" svg:x="0.55118in" svg:y="1.93465in" svg:width="9.92087in" svg:height="4.79488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Fifth le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83" draw:name="Date Placeholder 5" svg:x="0.55118in" svg:y="7.53189in" svg:width="2.56811in" svg:height="0.57008in" presentation:class="date-time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74" presentation:style-name="a586" draw:name="Footer Placeholder 6" svg:x="3.77008in" svg:y="7.53189in" svg:width="3.49409in" svg:height="0.57008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75" presentation:style-name="a589" draw:name="Slide Number Placeholder 7" svg:x="7.90394in" svg:y="7.53189in" svg:width="2.56811in" svg:height="0.57008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06">
        <draw:page-thumbnail svg:x="1.21063in" svg:y="0.88858in" svg:width="5.84567in" svg:height="4.38425in" presentation:class="page" draw:id="id5" presentation:style-name="a590" draw:name="Slide Image Placeholder 1">
          <svg:title/>
          <svg:desc/>
        </draw:page-thumbnail>
        <draw:frame draw:id="id6" presentation:style-name="a593" draw:name="Notes Placeholder 2" svg:x="0.82677in" svg:y="5.55394in" svg:width="6.61378in" svg:height="5.26142in" presentation:class="notes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7" presentation:style-name="a596" draw:name="Header Placeholder 3" svg:x="0in" svg:y="0in" svg:width="3.5878in" svg:height="0.58425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8" presentation:style-name="a599" draw:name="Date Placeholder 4" svg:x="4.67953in" svg:y="0in" svg:width="3.5878in" svg:height="0.58425in" presentation:class="date-time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9" presentation:style-name="a602" draw:name="Footer Placeholder 5" svg:x="0in" svg:y="11.10827in" svg:width="3.5878in" svg:height="0.58425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0" presentation:style-name="a605" draw:name="Slide Number Placeholder 6" svg:x="4.67953in" svg:y="11.10827in" svg:width="3.5878in" svg:height="0.58425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7">
      <draw:custom-shape svg:x="0in" svg:y="0in" svg:width="11.02008in" svg:height="1.02992in" draw:id="id76" draw:layer="Master2-bg" draw:style-name="a611" draw:name="Freeform: Shape 6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77" draw:layer="Master2-bg" draw:style-name="a615" draw:name="Freeform: Shape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8" presentation:style-name="a619" draw:name="Title 1" svg:x="1.37847in" svg:y="1.35243in" svg:width="8.26736in" svg:height="2.87847in" presentation:class="title" presentation:placeholder="false">
        <draw:text-box>
          <text:p text:style-name="a618" text:class-names="" text:cond-style-name=""><text:span text:style-name="a616" text:class-names="">Click to edit Master title style</text:span><text:span text:style-name="a617" text:class-names=""/></text:p>
        </draw:text-box>
        <svg:title/>
        <svg:desc/>
      </draw:frame>
      <draw:frame draw:id="id79" presentation:style-name="a623" draw:name="Subtitle 2" svg:x="1.37847in" svg:y="4.34201in" svg:width="8.26736in" svg:height="1.99653in" presentation:class="subtitle" presentation:placeholder="false">
        <draw:text-box>
          <text:p text:style-name="a622" text:class-names="" text:cond-style-name=""><text:span text:style-name="a620" text:class-names="">Click to edit Master subtitle style</text:span><text:span text:style-name="a621" text:class-names=""/></text:p>
        </draw:text-box>
        <svg:title/>
        <svg:desc/>
      </draw:frame>
      <draw:frame draw:id="id80" presentation:style-name="a626" draw:name="Date Placeholder 3" svg:x="0.55118in" svg:y="7.53189in" svg:width="2.56811in" svg:height="0.57008in" presentation:class="date-tim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1" presentation:style-name="a629" draw:name="Footer Placeholder 4" svg:x="3.77008in" svg:y="7.53189in" svg:width="3.49409in" svg:height="0.57008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82" presentation:style-name="a633" draw:name="Slide Number Placeholder 5" svg:x="7.90394in" svg:y="7.53189in" svg:width="2.56811in" svg:height="0.57008in" presentation:class="page-number" presentation:placeholder="false">
        <draw:text-box>
          <text:p text:style-name="a632" text:class-names="" text:cond-style-name=""><text:span text:style-name="a630" text:class-names=""><text:page-number style:num-format="1" text:fixed="false"/></text:span><text:span text:style-name="a631" text:class-names=""/></text:p>
        </draw:text-box>
        <svg:title/>
        <svg:desc/>
      </draw:frame>
      <presentation:notes style:page-layout-name="pageLayout2" draw:style-name="a650">
        <draw:page-thumbnail svg:x="1.21063in" svg:y="0.88858in" svg:width="5.84567in" svg:height="4.38425in" presentation:class="page" draw:id="id5" presentation:style-name="a634" draw:name="Slide Image Placeholder 1">
          <svg:title/>
          <svg:desc/>
        </draw:page-thumbnail>
        <draw:frame draw:id="id6" presentation:style-name="a637" draw:name="Notes Placeholder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7" presentation:style-name="a640" draw:name="Header Placeholder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8" presentation:style-name="a643" draw:name="Date Placeholder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9" presentation:style-name="a646" draw:name="Footer Placeholder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49" draw:name="Slide Number Placeholder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1">
      <draw:custom-shape svg:x="0in" svg:y="0in" svg:width="11.02008in" svg:height="1.02992in" draw:id="id83" draw:layer="Master2-bg" draw:style-name="a655" draw:name="Freeform: Shape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4" draw:layer="Master2-bg" draw:style-name="a659" draw:name="Freeform: Shape 7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5" presentation:style-name="a663" draw:name="Title 1" svg:x="0.55118in" svg:y="0.32953in" svg:width="9.92087in" svg:height="0.69724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86" presentation:style-name="a679" draw:name="Content Placeholder 2" svg:x="0.55118in" svg:y="1.93465in" svg:width="9.92087in" svg:height="4.79488in" presentation:class="object" presentation:placeholder="false">
        <draw:text-box>
          <text:p text:style-name="a665" text:class-names="" text:cond-style-name=""><text:span text:style-name="a664" text:class-names="">Edit Master text styles</text:span></text:p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Fifth level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82" draw:name="Date Placeholder 3" svg:x="0.55118in" svg:y="7.53189in" svg:width="2.56811in" svg:height="0.57008in" presentation:class="date-tim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88" presentation:style-name="a685" draw:name="Footer Placeholder 4" svg:x="3.77008in" svg:y="7.53189in" svg:width="3.49409in" svg:height="0.57008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89" presentation:style-name="a689" draw:name="Slide Number Placeholder 5" svg:x="7.90394in" svg:y="7.53189in" svg:width="2.56811in" svg:height="0.57008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title/>
        <svg:desc/>
      </draw:frame>
      <presentation:notes style:page-layout-name="pageLayout2" draw:style-name="a706">
        <draw:page-thumbnail svg:x="1.21063in" svg:y="0.88858in" svg:width="5.84567in" svg:height="4.38425in" presentation:class="page" draw:id="id5" presentation:style-name="a690" draw:name="Slide Image Placeholder 1">
          <svg:title/>
          <svg:desc/>
        </draw:page-thumbnail>
        <draw:frame draw:id="id6" presentation:style-name="a693" draw:name="Notes Placeholder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Header Placeholder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Date Placeholder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9" presentation:style-name="a702" draw:name="Footer Placeholder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07">
      <draw:custom-shape svg:x="0in" svg:y="0in" svg:width="11.02008in" svg:height="1.02992in" draw:id="id90" draw:layer="Master2-bg" draw:style-name="a711" draw:name="Freeform: Shape 6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1" draw:layer="Master2-bg" draw:style-name="a715" draw:name="Freeform: Shape 7">
        <svg:title/>
        <svg:desc/>
        <text:p text:style-name="a713" text:class-names="" text:cond-style-name=""><text:span text:style-name="a7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2" presentation:style-name="a719" draw:name="Title 1" svg:x="0.75174in" svg:y="2.06076in" svg:width="9.50868in" svg:height="3.43924in" presentation:class="title" presentation:placeholder="false">
        <draw:text-box>
          <text:p text:style-name="a718" text:class-names="" text:cond-style-name=""><text:span text:style-name="a716" text:class-names="">Click to edit Master title style</text:span><text:span text:style-name="a717" text:class-names=""/></text:p>
        </draw:text-box>
        <svg:title/>
        <svg:desc/>
      </draw:frame>
      <draw:frame draw:id="id93" presentation:style-name="a723" draw:name="Text Placeholder 2" svg:x="0.75174in" svg:y="5.53299in" svg:width="9.50868in" svg:height="1.80729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Edit Master text styles</text:span></text:p>
            </text:list-item>
          </text:list>
        </draw:text-box>
        <svg:title/>
        <svg:desc/>
      </draw:frame>
      <draw:frame draw:id="id94" presentation:style-name="a726" draw:name="Date Placeholder 3" svg:x="0.55118in" svg:y="7.53189in" svg:width="2.56811in" svg:height="0.57008in" presentation:class="date-time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95" presentation:style-name="a729" draw:name="Footer Placeholder 4" svg:x="3.77008in" svg:y="7.53189in" svg:width="3.49409in" svg:height="0.57008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96" presentation:style-name="a733" draw:name="Slide Number Placeholder 5" svg:x="7.90394in" svg:y="7.53189in" svg:width="2.56811in" svg:height="0.57008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/></text:span><text:span text:style-name="a731" text:class-names=""/></text:p>
        </draw:text-box>
        <svg:title/>
        <svg:desc/>
      </draw:frame>
      <presentation:notes style:page-layout-name="pageLayout2" draw:style-name="a750">
        <draw:page-thumbnail svg:x="1.21063in" svg:y="0.88858in" svg:width="5.84567in" svg:height="4.38425in" presentation:class="page" draw:id="id5" presentation:style-name="a734" draw:name="Slide Image Placeholder 1">
          <svg:title/>
          <svg:desc/>
        </draw:page-thumbnail>
        <draw:frame draw:id="id6" presentation:style-name="a737" draw:name="Notes Placeholder 2" svg:x="0.82677in" svg:y="5.55394in" svg:width="6.61378in" svg:height="5.26142in" presentation:class="notes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7" presentation:style-name="a740" draw:name="Header Placeholder 3" svg:x="0in" svg:y="0in" svg:width="3.5878in" svg:height="0.58425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8" presentation:style-name="a743" draw:name="Date Placeholder 4" svg:x="4.67953in" svg:y="0in" svg:width="3.5878in" svg:height="0.58425in" presentation:class="date-time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9" presentation:style-name="a746" draw:name="Footer Placeholder 5" svg:x="0in" svg:y="11.10827in" svg:width="3.5878in" svg:height="0.58425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49" draw:name="Slide Number Placeholder 6" svg:x="4.67953in" svg:y="11.10827in" svg:width="3.5878in" svg:height="0.58425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51">
      <draw:custom-shape svg:x="0in" svg:y="0in" svg:width="11.02008in" svg:height="1.02992in" draw:id="id97" draw:layer="Master2-bg" draw:style-name="a755" draw:name="Freeform: Shape 7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8" draw:layer="Master2-bg" draw:style-name="a759" draw:name="Freeform: Shape 8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9" presentation:style-name="a763" draw:name="Title 1" svg:x="0.55118in" svg:y="0.32953in" svg:width="9.92087in" svg:height="0.69724in" presentation:class="title" presentation:placeholder="false">
        <draw:text-box>
          <text:p text:style-name="a762" text:class-names="" text:cond-style-name=""><text:span text:style-name="a760" text:class-names="">Click to edit Master title style</text:span><text:span text:style-name="a761" text:class-names=""/></text:p>
        </draw:text-box>
        <svg:title/>
        <svg:desc/>
      </draw:frame>
      <draw:frame draw:id="id100" presentation:style-name="a779" draw:name="Content Placeholder 2" svg:x="0.55035in" svg:y="1.93403in" svg:width="4.87674in" svg:height="4.79514in" presentation:class="object" presentation:placeholder="false">
        <draw:text-box>
          <text:p text:style-name="a765" text:class-names="" text:cond-style-name=""><text:span text:style-name="a764" text:class-names="">Edit Master text styles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 level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5" text:class-names="">Fifth level</text:span><text:span text:style-name="a7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95" draw:name="Content Placeholder 3" svg:x="5.59375in" svg:y="1.93403in" svg:width="4.87847in" svg:height="4.79514in" presentation:class="object" presentation:placeholder="false">
        <draw:text-box>
          <text:p text:style-name="a781" text:class-names="" text:cond-style-name=""><text:span text:style-name="a780" text:class-names="">Edit Master text styles</text:span></text:p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cond le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hird le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Fifth le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98" draw:name="Date Placeholder 4" svg:x="0.55118in" svg:y="7.53189in" svg:width="2.56811in" svg:height="0.57008in" presentation:class="date-time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03" presentation:style-name="a801" draw:name="Footer Placeholder 5" svg:x="3.77008in" svg:y="7.53189in" svg:width="3.49409in" svg:height="0.57008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4" presentation:style-name="a805" draw:name="Slide Number Placeholder 6" svg:x="7.90394in" svg:y="7.53189in" svg:width="2.56811in" svg:height="0.57008in" presentation:class="page-number" presentation:placeholder="false">
        <draw:text-box>
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</draw:text-box>
        <svg:title/>
        <svg:desc/>
      </draw:frame>
      <presentation:notes style:page-layout-name="pageLayout2" draw:style-name="a822">
        <draw:page-thumbnail svg:x="1.21063in" svg:y="0.88858in" svg:width="5.84567in" svg:height="4.38425in" presentation:class="page" draw:id="id5" presentation:style-name="a806" draw:name="Slide Image Placeholder 1">
          <svg:title/>
          <svg:desc/>
        </draw:page-thumbnail>
        <draw:frame draw:id="id6" presentation:style-name="a809" draw:name="Notes Placeholder 2" svg:x="0.82677in" svg:y="5.55394in" svg:width="6.61378in" svg:height="5.26142in" presentation:class="notes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" presentation:style-name="a812" draw:name="Header Placeholder 3" svg:x="0in" svg:y="0in" svg:width="3.5878in" svg:height="0.58425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8" presentation:style-name="a815" draw:name="Date Placeholder 4" svg:x="4.67953in" svg:y="0in" svg:width="3.5878in" svg:height="0.58425in" presentation:class="date-time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9" presentation:style-name="a818" draw:name="Footer Placeholder 5" svg:x="0in" svg:y="11.10827in" svg:width="3.5878in" svg:height="0.58425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0" presentation:style-name="a821" draw:name="Slide Number Placeholder 6" svg:x="4.67953in" svg:y="11.10827in" svg:width="3.5878in" svg:height="0.58425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3">
      <draw:custom-shape svg:x="0in" svg:y="0in" svg:width="11.02008in" svg:height="1.02992in" draw:id="id105" draw:layer="Master2-bg" draw:style-name="a827" draw:name="Freeform: Shape 9">
        <svg:title/>
        <svg:desc/>
        <text:p text:style-name="a825" text:class-names="" text:cond-style-name=""><text:span text:style-name="a8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6" draw:layer="Master2-bg" draw:style-name="a831" draw:name="Freeform: Shape 10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7" presentation:style-name="a835" draw:name="Title 1" svg:x="0.75868in" svg:y="0.44097in" svg:width="9.50868in" svg:height="1.59722in" presentation:class="title" presentation:placeholder="false">
        <draw:text-box>
          <text:p text:style-name="a834" text:class-names="" text:cond-style-name=""><text:span text:style-name="a832" text:class-names="">Click to edit Master title style</text:span><text:span text:style-name="a833" text:class-names=""/></text:p>
        </draw:text-box>
        <svg:title/>
        <svg:desc/>
      </draw:frame>
      <draw:frame draw:id="id108" presentation:style-name="a839" draw:name="Text Placeholder 2" svg:x="0.75868in" svg:y="2.02604in" svg:width="4.66493in" svg:height="0.99306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Edit Master text styles</text:span></text:p>
            </text:list-item>
          </text:list>
        </draw:text-box>
        <svg:title/>
        <svg:desc/>
      </draw:frame>
      <draw:frame draw:id="id109" presentation:style-name="a855" draw:name="Content Placeholder 3" svg:x="0.75868in" svg:y="3.0191in" svg:width="4.66493in" svg:height="4.44271in" presentation:class="object" presentation:placeholder="false">
        <draw:text-box>
          <text:p text:style-name="a841" text:class-names="" text:cond-style-name=""><text:span text:style-name="a840" text:class-names="">Edit Master text styles</text:span></text:p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Fifth level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59" draw:name="Text Placeholder 4" svg:x="5.5816in" svg:y="2.02604in" svg:width="4.68576in" svg:height="0.99306in" presentation:class="outline" presentation:placeholder="false">
        <draw:text-box>
          <text:list text:style-name="a858">
            <text:list-item>
              <text:p text:style-name="a857" text:class-names="" text:cond-style-name=""><text:span text:style-name="a856" text:class-names="">Edit Master text styles</text:span></text:p>
            </text:list-item>
          </text:list>
        </draw:text-box>
        <svg:title/>
        <svg:desc/>
      </draw:frame>
      <draw:frame draw:id="id111" presentation:style-name="a875" draw:name="Content Placeholder 5" svg:x="5.5816in" svg:y="3.0191in" svg:width="4.68576in" svg:height="4.44271in" presentation:class="object" presentation:placeholder="false">
        <draw:text-box>
          <text:p text:style-name="a861" text:class-names="" text:cond-style-name=""><text:span text:style-name="a860" text:class-names="">Edit Master text styles</text:span></text:p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Second level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hird level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1" text:class-names="">Fifth level</text:span><text:span text:style-name="a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78" draw:name="Date Placeholder 6" svg:x="0.55118in" svg:y="7.53189in" svg:width="2.56811in" svg:height="0.57008in" presentation:class="date-time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113" presentation:style-name="a881" draw:name="Footer Placeholder 7" svg:x="3.77008in" svg:y="7.53189in" svg:width="3.49409in" svg:height="0.57008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14" presentation:style-name="a885" draw:name="Slide Number Placeholder 8" svg:x="7.90394in" svg:y="7.53189in" svg:width="2.56811in" svg:height="0.57008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/></text:span><text:span text:style-name="a883" text:class-names=""/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5" presentation:style-name="a886" draw:name="Slide Image Placeholder 1">
          <svg:title/>
          <svg:desc/>
        </draw:page-thumbnail>
        <draw:frame draw:id="id6" presentation:style-name="a889" draw:name="Notes Placeholder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7" presentation:style-name="a892" draw:name="Header Placeholder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8" presentation:style-name="a895" draw:name="Date Placeholder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9" presentation:style-name="a898" draw:name="Footer Placeholder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Slide Number Placeholder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3">
      <draw:custom-shape svg:x="0in" svg:y="0in" svg:width="11.02008in" svg:height="1.02992in" draw:id="id115" draw:layer="Master2-bg" draw:style-name="a907" draw:name="Freeform: Shape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6" draw:layer="Master2-bg" draw:style-name="a911" draw:name="Freeform: Shape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7" presentation:style-name="a915" draw:name="Title 1" svg:x="0.55118in" svg:y="0.32953in" svg:width="9.92087in" svg:height="0.69724in" presentation:class="title" presentation:placeholder="false">
        <draw:text-box>
          <text:p text:style-name="a914" text:class-names="" text:cond-style-name=""><text:span text:style-name="a912" text:class-names="">Click to edit Master title style</text:span><text:span text:style-name="a913" text:class-names=""/></text:p>
        </draw:text-box>
        <svg:title/>
        <svg:desc/>
      </draw:frame>
      <draw:frame draw:id="id118" presentation:style-name="a918" draw:name="Date Placeholder 2" svg:x="0.55118in" svg:y="7.53189in" svg:width="2.56811in" svg:height="0.57008in" presentation:class="date-tim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19" presentation:style-name="a921" draw:name="Footer Placeholder 3" svg:x="3.77008in" svg:y="7.53189in" svg:width="3.49409in" svg:height="0.57008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20" presentation:style-name="a925" draw:name="Slide Number Placeholder 4" svg:x="7.90394in" svg:y="7.53189in" svg:width="2.56811in" svg:height="0.57008in" presentation:class="page-number" presentation:placeholder="false">
        <draw:text-box>
          <text:p text:style-name="a924" text:class-names="" text:cond-style-name=""><text:span text:style-name="a922" text:class-names=""><text:page-number style:num-format="1" text:fixed="false"/></text:span><text:span text:style-name="a923" text:class-names=""/></text:p>
        </draw:text-box>
        <svg:title/>
        <svg:desc/>
      </draw:frame>
      <presentation:notes style:page-layout-name="pageLayout2" draw:style-name="a942">
        <draw:page-thumbnail svg:x="1.21063in" svg:y="0.88858in" svg:width="5.84567in" svg:height="4.38425in" presentation:class="page" draw:id="id5" presentation:style-name="a926" draw:name="Slide Image Placeholder 1">
          <svg:title/>
          <svg:desc/>
        </draw:page-thumbnail>
        <draw:frame draw:id="id6" presentation:style-name="a929" draw:name="Notes Placeholder 2" svg:x="0.82677in" svg:y="5.55394in" svg:width="6.61378in" svg:height="5.26142in" presentation:class="notes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7" presentation:style-name="a932" draw:name="Header Placeholder 3" svg:x="0in" svg:y="0in" svg:width="3.5878in" svg:height="0.58425in" presentation:class="header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8" presentation:style-name="a935" draw:name="Date Placeholder 4" svg:x="4.67953in" svg:y="0in" svg:width="3.5878in" svg:height="0.58425in" presentation:class="date-time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9" presentation:style-name="a938" draw:name="Footer Placeholder 5" svg:x="0in" svg:y="11.10827in" svg:width="3.5878in" svg:height="0.58425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1" draw:name="Slide Number Placeholder 6" svg:x="4.67953in" svg:y="11.10827in" svg:width="3.5878in" svg:height="0.58425in" presentation:class="page-number" presentation:placeholder="false">
          <draw:text-box>
            <text:p text:style-name="a940" text:class-names="" text:cond-style-name=""><text:span text:style-name="a9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3">
      <draw:custom-shape svg:x="0in" svg:y="0in" svg:width="11.02008in" svg:height="1.02992in" draw:id="id121" draw:layer="Master2-bg" draw:style-name="a947" draw:name="Freeform: Shape 4">
        <svg:title/>
        <svg:desc/>
        <text:p text:style-name="a945" text:class-names="" text:cond-style-name=""><text:span text:style-name="a9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2" draw:layer="Master2-bg" draw:style-name="a951" draw:name="Freeform: Shape 5">
        <svg:title/>
        <svg:desc/>
        <text:p text:style-name="a949" text:class-names="" text:cond-style-name=""><text:span text:style-name="a9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3" presentation:style-name="a954" draw:name="Date Placeholder 1" svg:x="0.55118in" svg:y="7.53189in" svg:width="2.56811in" svg:height="0.57008in" presentation:class="date-time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4" presentation:style-name="a957" draw:name="Footer Placeholder 2" svg:x="3.77008in" svg:y="7.53189in" svg:width="3.49409in" svg:height="0.57008in" presentation:class="footer" presentation:placeholder="false">
        <draw:text-box>
          <text:p text:style-name="a956" text:class-names="" text:cond-style-name=""><text:span text:style-name="a955" text:class-names=""/></text:p>
        </draw:text-box>
        <svg:title/>
        <svg:desc/>
      </draw:frame>
      <draw:frame draw:id="id125" presentation:style-name="a961" draw:name="Slide Number Placeholder 3" svg:x="7.90394in" svg:y="7.53189in" svg:width="2.56811in" svg:height="0.57008in" presentation:class="page-number" presentation:placeholder="false">
        <draw:text-box>
          <text:p text:style-name="a960" text:class-names="" text:cond-style-name=""><text:span text:style-name="a958" text:class-names=""><text:page-number style:num-format="1" text:fixed="false"/></text:span><text:span text:style-name="a959" text:class-names=""/></text:p>
        </draw:text-box>
        <svg:title/>
        <svg:desc/>
      </draw:frame>
      <presentation:notes style:page-layout-name="pageLayout2" draw:style-name="a978">
        <draw:page-thumbnail svg:x="1.21063in" svg:y="0.88858in" svg:width="5.84567in" svg:height="4.38425in" presentation:class="page" draw:id="id5" presentation:style-name="a962" draw:name="Slide Image Placeholder 1">
          <svg:title/>
          <svg:desc/>
        </draw:page-thumbnail>
        <draw:frame draw:id="id6" presentation:style-name="a965" draw:name="Notes Placeholder 2" svg:x="0.82677in" svg:y="5.55394in" svg:width="6.61378in" svg:height="5.26142in" presentation:class="notes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7" presentation:style-name="a968" draw:name="Header Placeholder 3" svg:x="0in" svg:y="0in" svg:width="3.5878in" svg:height="0.58425in" presentation:class="header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8" presentation:style-name="a971" draw:name="Date Placeholder 4" svg:x="4.67953in" svg:y="0in" svg:width="3.5878in" svg:height="0.58425in" presentation:class="date-time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9" presentation:style-name="a974" draw:name="Footer Placeholder 5" svg:x="0in" svg:y="11.10827in" svg:width="3.5878in" svg:height="0.58425in" presentation:class="foot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0" presentation:style-name="a977" draw:name="Slide Number Placeholder 6" svg:x="4.67953in" svg:y="11.10827in" svg:width="3.5878in" svg:height="0.58425in" presentation:class="page-number" presentation:placeholder="false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9">
      <draw:custom-shape svg:x="0in" svg:y="0in" svg:width="11.02008in" svg:height="1.02992in" draw:id="id126" draw:layer="Master2-bg" draw:style-name="a983" draw:name="Freeform: Shape 7">
        <svg:title/>
        <svg:desc/>
        <text:p text:style-name="a981" text:class-names="" text:cond-style-name=""><text:span text:style-name="a98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7" draw:layer="Master2-bg" draw:style-name="a987" draw:name="Freeform: Shape 8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8" presentation:style-name="a991" draw:name="Title 1" svg:x="0.75868in" svg:y="0.55035in" svg:width="3.55556in" svg:height="1.93056in" presentation:class="title" presentation:placeholder="false">
        <draw:text-box>
          <text:p text:style-name="a990" text:class-names="" text:cond-style-name=""><text:span text:style-name="a988" text:class-names="">Click to edit Master title style</text:span><text:span text:style-name="a989" text:class-names=""/></text:p>
        </draw:text-box>
        <svg:title/>
        <svg:desc/>
      </draw:frame>
      <draw:frame draw:id="id129" presentation:style-name="a1007" draw:name="Content Placeholder 2" svg:x="4.6875in" svg:y="1.19097in" svg:width="5.57986in" svg:height="5.875in" presentation:class="object" presentation:placeholder="false">
        <draw:text-box>
          <text:p text:style-name="a993" text:class-names="" text:cond-style-name=""><text:span text:style-name="a992" text:class-names="">Edit Master text styles</text:span></text:p>
          <text:list text:style-name="a996">
            <text:list-item>
              <text:list text:style-name="a996">
                <text:list-item>
                  <text:p text:style-name="a995" text:class-names="" text:cond-style-name=""><text:span text:style-name="a994" text:class-names="">Second level</text:span></text:p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p text:style-name="a998" text:class-names="" text:cond-style-name=""><text:span text:style-name="a9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p text:style-name="a1001" text:class-names="" text:cond-style-name=""><text:span text:style-name="a10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list text:style-name="a1006">
                            <text:list-item>
                              <text:p text:style-name="a1005" text:class-names="" text:cond-style-name=""><text:span text:style-name="a1003" text:class-names="">Fifth level</text:span><text:span text:style-name="a10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1" draw:name="Text Placeholder 3" svg:x="0.75868in" svg:y="2.4809in" svg:width="3.55556in" svg:height="4.59375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Edit Master text styles</text:span></text:p>
            </text:list-item>
          </text:list>
        </draw:text-box>
        <svg:title/>
        <svg:desc/>
      </draw:frame>
      <draw:frame draw:id="id131" presentation:style-name="a1014" draw:name="Date Placeholder 4" svg:x="0.55118in" svg:y="7.53189in" svg:width="2.56811in" svg:height="0.57008in" presentation:class="date-time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32" presentation:style-name="a1017" draw:name="Footer Placeholder 5" svg:x="3.77008in" svg:y="7.53189in" svg:width="3.49409in" svg:height="0.57008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33" presentation:style-name="a1021" draw:name="Slide Number Placeholder 6" svg:x="7.90394in" svg:y="7.53189in" svg:width="2.56811in" svg:height="0.57008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</draw:text-box>
        <svg:title/>
        <svg:desc/>
      </draw:frame>
      <presentation:notes style:page-layout-name="pageLayout2" draw:style-name="a1038">
        <draw:page-thumbnail svg:x="1.21063in" svg:y="0.88858in" svg:width="5.84567in" svg:height="4.38425in" presentation:class="page" draw:id="id5" presentation:style-name="a1022" draw:name="Slide Image Placeholder 1">
          <svg:title/>
          <svg:desc/>
        </draw:page-thumbnail>
        <draw:frame draw:id="id6" presentation:style-name="a1025" draw:name="Notes Placeholder 2" svg:x="0.82677in" svg:y="5.55394in" svg:width="6.61378in" svg:height="5.26142in" presentation:class="notes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7" presentation:style-name="a1028" draw:name="Header Placeholder 3" svg:x="0in" svg:y="0in" svg:width="3.5878in" svg:height="0.58425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8" presentation:style-name="a1031" draw:name="Date Placeholder 4" svg:x="4.67953in" svg:y="0in" svg:width="3.5878in" svg:height="0.58425in" presentation:class="date-time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9" presentation:style-name="a1034" draw:name="Footer Placeholder 5" svg:x="0in" svg:y="11.10827in" svg:width="3.5878in" svg:height="0.58425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0" presentation:style-name="a1037" draw:name="Slide Number Placeholder 6" svg:x="4.67953in" svg:y="11.10827in" svg:width="3.5878in" svg:height="0.58425in" presentation:class="page-number" presentation:placeholder="false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39">
      <draw:custom-shape svg:x="0in" svg:y="0in" svg:width="11.02008in" svg:height="1.02992in" draw:id="id134" draw:layer="Master2-bg" draw:style-name="a1043" draw:name="Freeform: Shape 7">
        <svg:title/>
        <svg:desc/>
        <text:p text:style-name="a1041" text:class-names="" text:cond-style-name=""><text:span text:style-name="a10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5" draw:layer="Master2-bg" draw:style-name="a1047" draw:name="Freeform: Shape 8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1051" draw:name="Title 1" svg:x="0.75868in" svg:y="0.55035in" svg:width="3.55556in" svg:height="1.93056in" presentation:class="title" presentation:placeholder="false">
        <draw:text-box>
          <text:p text:style-name="a1050" text:class-names="" text:cond-style-name=""><text:span text:style-name="a1048" text:class-names="">Click to edit Master title style</text:span><text:span text:style-name="a1049" text:class-names=""/></text:p>
        </draw:text-box>
        <svg:title/>
        <svg:desc/>
      </draw:frame>
      <draw:frame draw:id="id137" presentation:style-name="a1054" draw:name="Picture Placeholder 2" svg:x="4.6875in" svg:y="1.19097in" svg:width="5.57986in" svg:height="5.875in" presentation:class="graphic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38" presentation:style-name="a1058" draw:name="Text Placeholder 3" svg:x="0.75868in" svg:y="2.4809in" svg:width="3.55556in" svg:height="4.59375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Edit Master text styles</text:span></text:p>
            </text:list-item>
          </text:list>
        </draw:text-box>
        <svg:title/>
        <svg:desc/>
      </draw:frame>
      <draw:frame draw:id="id139" presentation:style-name="a1061" draw:name="Date Placeholder 4" svg:x="0.55118in" svg:y="7.53189in" svg:width="2.56811in" svg:height="0.57008in" presentation:class="date-time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4" draw:name="Footer Placeholder 5" svg:x="3.77008in" svg:y="7.53189in" svg:width="3.49409in" svg:height="0.57008in" presentation:class="footer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41" presentation:style-name="a1068" draw:name="Slide Number Placeholder 6" svg:x="7.90394in" svg:y="7.53189in" svg:width="2.56811in" svg:height="0.57008in" presentation:class="page-number" presentation:placeholder="false">
        <draw:text-box>
          <text:p text:style-name="a1067" text:class-names="" text:cond-style-name=""><text:span text:style-name="a1065" text:class-names=""><text:page-number style:num-format="1" text:fixed="false"/></text:span><text:span text:style-name="a1066" text:class-names=""/></text:p>
        </draw:text-box>
        <svg:title/>
        <svg:desc/>
      </draw:frame>
      <presentation:notes style:page-layout-name="pageLayout2" draw:style-name="a1085">
        <draw:page-thumbnail svg:x="1.21063in" svg:y="0.88858in" svg:width="5.84567in" svg:height="4.38425in" presentation:class="page" draw:id="id5" presentation:style-name="a1069" draw:name="Slide Image Placeholder 1">
          <svg:title/>
          <svg:desc/>
        </draw:page-thumbnail>
        <draw:frame draw:id="id6" presentation:style-name="a1072" draw:name="Notes Placeholder 2" svg:x="0.82677in" svg:y="5.55394in" svg:width="6.61378in" svg:height="5.26142in" presentation:class="notes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7" presentation:style-name="a1075" draw:name="Header Placeholder 3" svg:x="0in" svg:y="0in" svg:width="3.5878in" svg:height="0.58425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8" presentation:style-name="a1078" draw:name="Date Placeholder 4" svg:x="4.67953in" svg:y="0in" svg:width="3.5878in" svg:height="0.58425in" presentation:class="date-time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9" presentation:style-name="a1081" draw:name="Footer Placeholder 5" svg:x="0in" svg:y="11.10827in" svg:width="3.5878in" svg:height="0.58425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0" presentation:style-name="a1084" draw:name="Slide Number Placeholder 6" svg:x="4.67953in" svg:y="11.10827in" svg:width="3.5878in" svg:height="0.58425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86">
      <draw:custom-shape svg:x="0in" svg:y="0in" svg:width="11.02008in" svg:height="1.02992in" draw:id="id142" draw:layer="Master2-bg" draw:style-name="a1090" draw:name="Freeform: Shape 6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3" draw:layer="Master2-bg" draw:style-name="a1094" draw:name="Freeform: Shape 7">
        <svg:title/>
        <svg:desc/>
        <text:p text:style-name="a1092" text:class-names="" text:cond-style-name=""><text:span text:style-name="a10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4" presentation:style-name="a1098" draw:name="Title 1" svg:x="0.55118in" svg:y="0.32953in" svg:width="9.92087in" svg:height="0.69724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5" presentation:style-name="a1115" draw:name="Vertical Text Placeholder 2" svg:x="0.55118in" svg:y="1.93465in" svg:width="9.92087in" svg:height="4.79488in" presentation:class="outlin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>Edit Master text styles</text:span></text:p>
            </text:list-item>
          </text:list>
          <text:list text:style-name="a1104">
            <text:list-item>
              <text:list text:style-name="a1104">
                <text:list-item>
                  <text:p text:style-name="a1103" text:class-names="" text:cond-style-name=""><text:span text:style-name="a1102" text:class-names="">Second level</text:span></text:p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p text:style-name="a1106" text:class-names="" text:cond-style-name=""><text:span text:style-name="a1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list text:style-name="a1110">
                        <text:list-item>
                          <text:p text:style-name="a1109" text:class-names="" text:cond-style-name=""><text:span text:style-name="a1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list text:style-name="a1114">
                        <text:list-item>
                          <text:list text:style-name="a1114">
                            <text:list-item>
                              <text:p text:style-name="a1113" text:class-names="" text:cond-style-name=""><text:span text:style-name="a1111" text:class-names="">Fifth level</text:span><text:span text:style-name="a1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118" draw:name="Date Placeholder 3" svg:x="0.55118in" svg:y="7.53189in" svg:width="2.56811in" svg:height="0.57008in" presentation:class="date-time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47" presentation:style-name="a1121" draw:name="Footer Placeholder 4" svg:x="3.77008in" svg:y="7.53189in" svg:width="3.49409in" svg:height="0.57008in" presentation:class="footer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5" draw:name="Slide Number Placeholder 5" svg:x="7.90394in" svg:y="7.53189in" svg:width="2.56811in" svg:height="0.57008in" presentation:class="page-number" presentation:placeholder="false">
        <draw:text-box>
          <text:p text:style-name="a1124" text:class-names="" text:cond-style-name=""><text:span text:style-name="a1122" text:class-names=""><text:page-number style:num-format="1" text:fixed="false"/></text:span><text:span text:style-name="a1123" text:class-names=""/></text:p>
        </draw:text-box>
        <svg:title/>
        <svg:desc/>
      </draw:frame>
      <presentation:notes style:page-layout-name="pageLayout2" draw:style-name="a1142">
        <draw:page-thumbnail svg:x="1.21063in" svg:y="0.88858in" svg:width="5.84567in" svg:height="4.38425in" presentation:class="page" draw:id="id5" presentation:style-name="a1126" draw:name="Slide Image Placeholder 1">
          <svg:title/>
          <svg:desc/>
        </draw:page-thumbnail>
        <draw:frame draw:id="id6" presentation:style-name="a1129" draw:name="Notes Placeholder 2" svg:x="0.82677in" svg:y="5.55394in" svg:width="6.61378in" svg:height="5.26142in" presentation:class="notes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7" presentation:style-name="a1132" draw:name="Header Placeholder 3" svg:x="0in" svg:y="0in" svg:width="3.5878in" svg:height="0.58425in" presentation:class="header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8" presentation:style-name="a1135" draw:name="Date Placeholder 4" svg:x="4.67953in" svg:y="0in" svg:width="3.5878in" svg:height="0.58425in" presentation:class="date-time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9" presentation:style-name="a1138" draw:name="Footer Placeholder 5" svg:x="0in" svg:y="11.10827in" svg:width="3.5878in" svg:height="0.58425in" presentation:class="footer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10" presentation:style-name="a1141" draw:name="Slide Number Placeholder 6" svg:x="4.67953in" svg:y="11.10827in" svg:width="3.5878in" svg:height="0.58425in" presentation:class="page-number" presentation:placeholder="false">
          <draw:text-box>
            <text:p text:style-name="a1140" text:class-names="" text:cond-style-name=""><text:span text:style-name="a1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43">
      <draw:custom-shape svg:x="0in" svg:y="0in" svg:width="11.02008in" svg:height="1.02992in" draw:id="id149" draw:layer="Master2-bg" draw:style-name="a1147" draw:name="Freeform: Shape 6">
        <svg:title/>
        <svg:desc/>
        <text:p text:style-name="a1145" text:class-names="" text:cond-style-name=""><text:span text:style-name="a1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0" draw:layer="Master2-bg" draw:style-name="a1151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5" draw:name="Vertical Title 1" svg:x="7.99306in" svg:y="0.32986in" svg:width="2.47917in" svg:height="6.39931in" presentation:class="title" presentation:placeholder="false">
        <draw:text-box>
          <text:p text:style-name="a1154" text:class-names="" text:cond-style-name=""><text:span text:style-name="a1152" text:class-names="">Click to edit Master title style</text:span><text:span text:style-name="a1153" text:class-names=""/></text:p>
        </draw:text-box>
        <svg:title/>
        <svg:desc/>
      </draw:frame>
      <draw:frame draw:id="id152" presentation:style-name="a1172" draw:name="Vertical Text Placeholder 2" svg:x="0.55035in" svg:y="0.32986in" svg:width="7.27604in" svg:height="6.39931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Edit Master text styles</text:span></text:p>
            </text:list-item>
          </text:list>
          <text:list text:style-name="a1161">
            <text:list-item>
              <text:list text:style-name="a1161">
                <text:list-item>
                  <text:p text:style-name="a1160" text:class-names="" text:cond-style-name=""><text:span text:style-name="a1159" text:class-names="">Second level</text:span></text:p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p text:style-name="a1163" text:class-names="" text:cond-style-name=""><text:span text:style-name="a1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list text:style-name="a1167">
                        <text:list-item>
                          <text:p text:style-name="a1166" text:class-names="" text:cond-style-name=""><text:span text:style-name="a1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1">
            <text:list-item>
              <text:list text:style-name="a1171">
                <text:list-item>
                  <text:list text:style-name="a1171">
                    <text:list-item>
                      <text:list text:style-name="a1171">
                        <text:list-item>
                          <text:list text:style-name="a1171">
                            <text:list-item>
                              <text:p text:style-name="a1170" text:class-names="" text:cond-style-name=""><text:span text:style-name="a1168" text:class-names="">Fifth level</text:span><text:span text:style-name="a1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5" draw:name="Date Placeholder 3" svg:x="0.55118in" svg:y="7.53189in" svg:width="2.56811in" svg:height="0.57008in" presentation:class="date-time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54" presentation:style-name="a1178" draw:name="Footer Placeholder 4" svg:x="3.77008in" svg:y="7.53189in" svg:width="3.49409in" svg:height="0.57008in" presentation:class="footer" presentation:placeholder="false">
        <draw:text-box>
          <text:p text:style-name="a1177" text:class-names="" text:cond-style-name=""><text:span text:style-name="a1176" text:class-names=""/></text:p>
        </draw:text-box>
        <svg:title/>
        <svg:desc/>
      </draw:frame>
      <draw:frame draw:id="id155" presentation:style-name="a1182" draw:name="Slide Number Placeholder 5" svg:x="7.90394in" svg:y="7.53189in" svg:width="2.56811in" svg:height="0.57008in" presentation:class="page-number" presentation:placeholder="false">
        <draw:text-box>
          <text:p text:style-name="a1181" text:class-names="" text:cond-style-name=""><text:span text:style-name="a1179" text:class-names=""><text:page-number style:num-format="1" text:fixed="false"/>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5" presentation:style-name="a1183" draw:name="Slide Image Placeholder 1">
          <svg:title/>
          <svg:desc/>
        </draw:page-thumbnail>
        <draw:frame draw:id="id6" presentation:style-name="a1186" draw:name="Notes Placeholder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7" presentation:style-name="a1189" draw:name="Header Placeholder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8" presentation:style-name="a1192" draw:name="Date Placeholder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9" presentation:style-name="a1195" draw:name="Footer Placeholder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0" presentation:style-name="a1198" draw:name="Slide Number Placeholder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0">
      <draw:frame draw:id="id156" presentation:style-name="a1203" draw:name="Header Placeholder 1" svg:x="0in" svg:y="0in" svg:width="3.5878in" svg:height="0.58425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7" presentation:style-name="a1206" draw:name="Date Placeholder 2" svg:x="4.67953in" svg:y="0in" svg:width="3.5878in" svg:height="0.58425in" presentation:class="date-time" presentation:placeholder="false">
        <draw:text-box>
          <text:p text:style-name="a1205" text:class-names="" text:cond-style-name=""><text:span text:style-name="a1204" text:class-names=""/></text:p>
        </draw:text-box>
        <svg:title/>
        <svg:desc/>
      </draw:frame>
      <draw:frame draw:id="id158" presentation:style-name="a1209" draw:name="Footer Placeholder 3" svg:x="0in" svg:y="11.10827in" svg:width="3.5878in" svg:height="0.58425in" presentation:class="footer" presentation:placeholder="false">
        <draw:text-box>
          <text:p text:style-name="a1208" text:class-names="" text:cond-style-name=""><text:span text:style-name="a1207" text:class-names=""/></text:p>
        </draw:text-box>
        <svg:title/>
        <svg:desc/>
      </draw:frame>
      <draw:frame draw:id="id159" presentation:style-name="a1212" draw:name="Slide Number Placeholder 4" svg:x="4.67953in" svg:y="11.10827in" svg:width="3.5878in" svg:height="0.58425in" presentation:class="page-number" presentation:placeholder="false">
        <draw:text-box>
          <text:p text:style-name="a1211" text:class-names="" text:cond-style-name=""><text:span text:style-name="a12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Derpstorm</dc:creator>
    <meta:creation-date>2018-11-05T20:21:43Z</meta:creation-date>
    <dc:date>2018-11-10T21:05:52Z</dc:date>
    <meta:editing-cycles>25</meta:editing-cycles>
    <meta:editing-duration>PT55587S</meta:editing-duration>
    <meta:document-statistic meta:paragraph-count="54" meta:word-count="154"/>
  </office:meta>
</office:document-meta>
</file>